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cfc" officeooo:paragraph-rsid="0013ccfc"/>
    </style:style>
    <style:style style:name="P2" style:family="paragraph" style:parent-style-name="Standard">
      <style:text-properties officeooo:rsid="0013ccfc" officeooo:paragraph-rsid="001458a2"/>
    </style:style>
    <style:style style:name="P3" style:family="paragraph" style:parent-style-name="Standard">
      <style:text-properties officeooo:rsid="001458a2" officeooo:paragraph-rsid="001458a2"/>
    </style:style>
    <style:style style:name="P4" style:family="paragraph" style:parent-style-name="Standard">
      <style:text-properties officeooo:rsid="0013ccfc" officeooo:paragraph-rsid="0013ccfc"/>
    </style:style>
    <style:style style:name="P5" style:family="paragraph" style:parent-style-name="Standard">
      <style:text-properties officeooo:rsid="0016010d" officeooo:paragraph-rsid="00160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 DE NOTICIAS IMPORTANTES PARA EL PROYECTO</text:p>
      <text:p text:style-name="P1"/>
      <text:p text:style-name="P1"><text:a xlink:type="simple" xlink:href="https://www.gacetamedica.com/politica/chatbots-y-otras-innovaciones-que-revolucionaran-la-sanidad-en-el-2019-XG1866440" text:style-name="Internet_20_link" text:visited-style-name="Visited_20_Internet_20_Link">https://www.gacetamedica.com/politica/chatbots-y-otras-innovaciones-que-revolucionaran-la-sanidad-en-el-2019-XG1866440</text:a></text:p>
      <text:p text:style-name="P1"/>
      <text:p text:style-name="P1"><text:a xlink:type="simple" xlink:href="https://www.gacetamedica.com/especializada/los-avances-en-genomica-evidencian-las-limitaciones-en-la-bioinformatica-CK1815730" text:style-name="Internet_20_link" text:visited-style-name="Visited_20_Internet_20_Link">https://www.gacetamedica.com/especializada/los-avances-en-genomica-evidencian-las-limitaciones-en-la-bioinformatica-CK1815730</text:a></text:p>
      <text:p text:style-name="P1"/>
      <text:p text:style-name="P1"><text:a xlink:type="simple" xlink:href="https://www.gacetamedica.com/politica/la-inteligencia-artificial-transformara-decisivamente-la-medicina-del-futuro-BF1788245" text:style-name="Internet_20_link" text:visited-style-name="Visited_20_Internet_20_Link">https://www.gacetamedica.com/politica/la-inteligencia-artificial-transformara-decisivamente-la-medicina-del-futuro-BF1788245</text:a></text:p>
      <text:p text:style-name="P1"/>
      <text:p text:style-name="P1"><text:a xlink:type="simple" xlink:href="https://www.gacetamedica.com/especializada/un-algoritmo-de-riesgo-podria-cambiar-la-forma-de-detectar-el-cancer-de-mama-IH1559846" text:style-name="Internet_20_link" text:visited-style-name="Visited_20_Internet_20_Link">https://www.gacetamedica.com/especializada/un-algoritmo-de-riesgo-podria-cambiar-la-forma-de-detectar-el-cancer-de-mama-IH1559846</text:a></text:p>
      <text:p text:style-name="P1"/>
      <text:p text:style-name="P1"><text:a xlink:type="simple" xlink:href="https://www.gacetamedica.com/politica/expertos-reclaman-una-figura-que-coordine-el-historial-del-paciente-EJ1209107" text:style-name="Internet_20_link" text:visited-style-name="Visited_20_Internet_20_Link">https://www.gacetamedica.com/politica/expertos-reclaman-una-figura-que-coordine-el-historial-del-paciente-EJ1209107</text:a></text:p>
      <text:p text:style-name="P1"/>
      <text:p text:style-name="P1"><text:a xlink:type="simple" xlink:href="https://www.gacetamedica.com/politica/urgencias-sustituira-el-historial-clinico-en-papel-por-el-digital-GA882228" text:style-name="Internet_20_link" text:visited-style-name="Visited_20_Internet_20_Link">https://www.gacetamedica.com/politica/urgencias-sustituira-el-historial-clinico-en-papel-por-el-digital-GA882228</text:a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><text:a xlink:type="simple" xlink:href="https://www.expansion.com/sociedad/2018/09/29/5bafb9d4e2704ed8838b45c2.html" text:style-name="Internet_20_link" text:visited-style-name="Visited_20_Internet_20_Link">https://www.expansion.com/sociedad/2018/09/29/5bafb9d4e2704ed8838b45c2.html</text:a></text:p>
      <text:p text:style-name="P1"/>
      <text:p text:style-name="P1"/>
      <text:p text:style-name="P1"/>
      <text:p text:style-name="P1"/>
      <text:p text:style-name="P1"><text:a xlink:type="simple" xlink:href="https://www.diariomedico.com/tecnologia/expertos-abren-la-puerta-a-la-historia-clinica-inteligente.html" text:style-name="Internet_20_link" text:visited-style-name="Visited_20_Internet_20_Link">https://www.diariomedico.com/tecnologia/expertos-abren-la-puerta-a-la-historia-clinica-inteligente.html</text:a></text:p>
      <text:p text:style-name="P1"/>
      <text:p text:style-name="P1"><text:a xlink:type="simple" xlink:href="https://www.diariomedico.com/tecnologia/fair4health-construyendo-conocimiento-desde-el-dato.html" text:style-name="Internet_20_link" text:visited-style-name="Visited_20_Internet_20_Link">https://www.diariomedico.com/tecnologia/fair4health-construyendo-conocimiento-desde-el-dato.html</text:a></text:p>
      <text:p text:style-name="P1"/>
      <text:p text:style-name="P1"><text:a xlink:type="simple" xlink:href="https://www.diariomedico.com/tecnologia/electromedicina-estado-y-perspectivas-de-futuro.html" text:style-name="Internet_20_link" text:visited-style-name="Visited_20_Internet_20_Link">https://www.diariomedico.com/tecnologia/electromedicina-estado-y-perspectivas-de-futuro.html</text:a></text:p>
      <text:p text:style-name="P1"/>
      <text:p text:style-name="P1"><text:a xlink:type="simple" xlink:href="https://www.diariomedico.com/tecnologia/pistoletazo-de-salida-al-intercambio-de-historias-clinicas-en-europa.html" text:style-name="Internet_20_link" text:visited-style-name="Visited_20_Internet_20_Link">https://www.diariomedico.com/tecnologia/pistoletazo-de-salida-al-intercambio-de-historias-clinicas-en-europa.html</text:a></text:p>
      <text:p text:style-name="P1"/>
      <text:p text:style-name="P1"><text:a xlink:type="simple" xlink:href="https://www.diariomedico.com/tecnologia/la-rehabilitacion-cardiaca-con-tic-igual-de-efectiva-que-la-tradicional.html" text:style-name="Internet_20_link" text:visited-style-name="Visited_20_Internet_20_Link">https://www.diariomedico.com/tecnologia/la-rehabilitacion-cardiaca-con-tic-igual-de-efectiva-que-la-tradicional.html</text:a></text:p>
      <text:p text:style-name="P1"/>
      <text:p text:style-name="P1"><text:a xlink:type="simple" xlink:href="https://www.diariomedico.com/tecnologia/machine-learning-aplicado-a-la-codificacion-clinica.html" text:style-name="Internet_20_link" text:visited-style-name="Visited_20_Internet_20_Link">https://www.diariomedico.com/tecnologia/machine-learning-aplicado-a-la-codificacion-clinica.html</text:a></text:p>
      <text:p text:style-name="P1"/>
      <text:p text:style-name="P1"><text:a xlink:type="simple" xlink:href="https://www.diariomedico.com/tecnologia/renovacion-tecnologica-ni-esta-ni-se-la-espera.html" text:style-name="Internet_20_link" text:visited-style-name="Visited_20_Internet_20_Link">https://www.diariomedico.com/tecnologia/renovacion-tecnologica-ni-esta-ni-se-la-espera.html</text:a></text:p>
      <text:p text:style-name="P1"/>
      <text:p text:style-name="P1"/>
      <text:p text:style-name="P1"/>
      <text:p text:style-name="P1"/>
      <text:p text:style-name="P1"/>
      <text:p text:style-name="P1"><text:soft-page-break/>LINKS OTROS ENLACES DE INTERÉS</text:p>
      <text:p text:style-name="P1"/>
      <text:p text:style-name="P1"><text:a xlink:type="simple" xlink:href="https://fundaciondelcorazon.com/prensa/notas-de-prensa/2822-enfermedad-cardiovascular-encabeza-mortalidad-en-espana.html" text:style-name="Internet_20_link" text:visited-style-name="Visited_20_Internet_20_Link">https://fundaciondelcorazon.com/prensa/notas-de-prensa/2822-enfermedad-cardiovascular-encabeza-mortalidad-en-espana.html</text:a></text:p>
      <text:p text:style-name="P1"/>
      <text:p text:style-name="P1"><text:a xlink:type="simple" xlink:href="https://www.youtube.com/watch?time_continue=367&amp;v=D_IkOh1Ghxk" text:style-name="Internet_20_link" text:visited-style-name="Visited_20_Internet_20_Link">https://www.youtube.com/watch?time_continue=367&amp;v=D_IkOh1Ghxk</text:a></text:p>
      <text:p text:style-name="P1"/>
      <text:p text:style-name="P1"><text:a xlink:type="simple" xlink:href="https://www.youtube.com/watch?v=CnLFDdPloI0" text:style-name="Internet_20_link" text:visited-style-name="Visited_20_Internet_20_Link">https://www.youtube.com/watch?v=CnLFDdPloI0</text:a></text:p>
      <text:p text:style-name="P1"/>
      <text:p text:style-name="P1"><text:a xlink:type="simple" xlink:href="https://www.sites.google.com/site/fisiologiaucc/cardiovascular" text:style-name="Internet_20_link" text:visited-style-name="Visited_20_Internet_20_Link">https://www.sites.google.com/site/fisiologiaucc/cardiovascular</text:a></text:p>
      <text:p text:style-name="P1"/>
      <text:p text:style-name="P1"><text:a xlink:type="simple" xlink:href="https://fundaciondelcorazon.com/informacion-para-pacientes/metodos-diagnosticos/electrocardiograma.html" text:style-name="Internet_20_link" text:visited-style-name="Visited_20_Internet_20_Link">https://fundaciondelcorazon.com/informacion-para-pacientes/metodos-diagnosticos/electrocardiograma.html</text:a></text:p>
      <text:p text:style-name="P1"/>
      <text:p text:style-name="P1"><text:a xlink:type="simple" xlink:href="https://www.youtube.com/watch?v=Ded6GJlNAe0" text:style-name="Internet_20_link" text:visited-style-name="Visited_20_Internet_20_Link">https://www.youtube.com/watch?v=Ded6GJlNAe0</text:a></text:p>
      <text:p text:style-name="P1"/>
      <text:p text:style-name="P1"><text:a xlink:type="simple" xlink:href="https://www.youtube.com/watch?v=z68Nfp7qiTE" text:style-name="Internet_20_link" text:visited-style-name="Visited_20_Internet_20_Link">https://www.youtube.com/watch?v=z68Nfp7qiTE</text:a></text:p>
      <text:p text:style-name="P1"/>
      <text:p text:style-name="P1"><text:a xlink:type="simple" xlink:href="https://www.youtube.com/watch?v=EGsldecy0FQ" text:style-name="Internet_20_link" text:visited-style-name="Visited_20_Internet_20_Link">https://www.youtube.com/watch?v=EGsldecy0FQ</text:a></text:p>
      <text:p text:style-name="P1"/>
      <text:p text:style-name="P1"/>
      <text:p text:style-name="P1">CALCULADORA EJE CARDÍACO</text:p>
      <text:p text:style-name="P1"><text:a xlink:type="simple" xlink:href="https://cerebromedico.com/electrocardiograma/calculadora-eje-cardiaco" text:style-name="Internet_20_link" text:visited-style-name="Visited_20_Internet_20_Link">https://cerebromedico.com/electrocardiograma/calculadora-eje-cardiaco</text:a></text:p>
      <text:p text:style-name="P1"/>
      <text:p text:style-name="P1">ACADEMIA EKG</text:p>
      <text:p text:style-name="P1"/>
      <text:p text:style-name="P1"><text:a xlink:type="simple" xlink:href="https://ekg.academy/" text:style-name="Internet_20_link" text:visited-style-name="Visited_20_Internet_20_Link">https://ekg.academy/</text:a></text:p>
      <text:p text:style-name="P1"/>
      <text:p text:style-name="P1"><text:a xlink:type="simple" xlink:href="https://ekg.academy/es/Entrenamiento-EKG" text:style-name="Internet_20_link" text:visited-style-name="Visited_20_Internet_20_Link">https://ekg.academy/es/Entrenamiento-EKG</text:a></text:p>
      <text:p text:style-name="P1"/>
      <text:p text:style-name="P1"><text:a xlink:type="simple" xlink:href="https://ekg.academy/es/Conceptos-Basicos-ECG?courseid=2301" text:style-name="Internet_20_link" text:visited-style-name="Visited_20_Internet_20_Link">https://ekg.academy/es/Conceptos-Basicos-ECG?courseid=2301</text:a></text:p>
      <text:p text:style-name="P1"/>
      <text:p text:style-name="P1"><text:a xlink:type="simple" xlink:href="https://ekg.academy/es/Entrenamiento-EKG" text:style-name="Internet_20_link" text:visited-style-name="Visited_20_Internet_20_Link">https://ekg.academy/es/Entrenamiento-EKG</text:a></text:p>
      <text:p text:style-name="P1"/>
      <text:p text:style-name="P1"><text:a xlink:type="simple" xlink:href="https://es.wikihow.com/leer-un-electrocardiograma" text:style-name="Internet_20_link" text:visited-style-name="Visited_20_Internet_20_Link">https://es.wikihow.com/leer-un-electrocardiograma</text:a></text:p>
      <text:p text:style-name="P1"/>
      <text:p text:style-name="P1"><text:a xlink:type="simple" xlink:href="https://www.my-ekg.com/como-leer-ekg.html" text:style-name="Internet_20_link" text:visited-style-name="Visited_20_Internet_20_Link">https://www.my-ekg.com/como-leer-ekg.html</text:a></text:p>
      <text:p text:style-name="P1"/>
      <text:p text:style-name="P1"><text:a xlink:type="simple" xlink:href="https://www.aclsmedicaltraining.com/rhythm-recognition/" text:style-name="Internet_20_link" text:visited-style-name="Visited_20_Internet_20_Link">https://www.aclsmedicaltraining.com/rhythm-recognition/</text:a></text:p>
      <text:p text:style-name="P1"/>
      <text:p text:style-name="P1"><text:a xlink:type="simple" xlink:href="https://enfermeriacreativa.com/2017/02/04/como-interpretar-un-electrocardiograma/" text:style-name="Internet_20_link" text:visited-style-name="Visited_20_Internet_20_Link">https://enfermeriacreativa.com/2017/02/04/como-interpretar-un-electrocardiograma/</text:a></text:p>
      <text:p text:style-name="P1"/>
      <text:p text:style-name="P1">OTROS EKG</text:p>
      <text:p text:style-name="P1"/>
      <text:p text:style-name="P1"><text:a xlink:type="simple" xlink:href="https://ekg.academy/es/Conceptos-Basicos-ECG?courseid=2301" text:style-name="Internet_20_link" text:visited-style-name="Visited_20_Internet_20_Link">https://ekg.academy/es/Conceptos-Basicos-ECG?courseid=2301</text:a></text:p>
      <text:p text:style-name="P1"/>
      <text:p text:style-name="P1"><text:a xlink:type="simple" xlink:href="https://es.wikipedia.org/wiki/Electrocardiograma" text:style-name="Internet_20_link" text:visited-style-name="Visited_20_Internet_20_Link">https://es.wikipedia.org/wiki/Electrocardiograma</text:a></text:p>
      <text:p text:style-name="P1"/>
      <text:p text:style-name="P1"><text:a xlink:type="simple" xlink:href="https://es.wikipedia.org/wiki/Electrofisiología_cardíaca" text:style-name="Internet_20_link" text:visited-style-name="Visited_20_Internet_20_Link">https://es.wikipedia.org/wiki/Electrofisiolog%C3%ADa_card%C3%ADaca</text:a></text:p>
      <text:p text:style-name="P1"/>
      <text:p text:style-name="P1"><text:a xlink:type="simple" xlink:href="https://es.wikipedia.org/wiki/Electrocardiógrafo" text:style-name="Internet_20_link" text:visited-style-name="Visited_20_Internet_20_Link">https://es.wikipedia.org/wiki/Electrocardiógrafo</text:a></text:p>
      <text:p text:style-name="P1"/>
      <text:p text:style-name="P1"><text:soft-page-break/><text:a xlink:type="simple" xlink:href="https://www.youbioit.com/es/article/shared-information/24517/que-es-un-electrocardiograma" text:style-name="Internet_20_link" text:visited-style-name="Visited_20_Internet_20_Link">https://www.youbioit.com/es/article/shared-information/24517/que-es-un-electrocardiograma</text:a></text:p>
      <text:p text:style-name="P1"/>
      <text:p text:style-name="P1"><text:a xlink:type="simple" xlink:href="https://es.wikipedia.org/wiki/Electromedicina" text:style-name="Internet_20_link" text:visited-style-name="Visited_20_Internet_20_Link">https://es.wikipedia.org/wiki/Electromedicina</text:a></text:p>
      <text:p text:style-name="P1"/>
      <text:p text:style-name="P1"><text:a xlink:type="simple" xlink:href="https://es.wikipedia.org/wiki/Cardiología" text:style-name="Internet_20_link" text:visited-style-name="Visited_20_Internet_20_Link">https://es.wikipedia.org/wiki/Cardiolog%C3%ADa</text:a></text:p>
      <text:p text:style-name="P1"/>
      <text:p text:style-name="P1"><text:a xlink:type="simple" xlink:href="https://es.wikipedia.org/wiki/Marcapasos" text:style-name="Internet_20_link" text:visited-style-name="Visited_20_Internet_20_Link">https://es.wikipedia.org/wiki/Marcapasos</text:a></text:p>
      <text:p text:style-name="P1"/>
      <text:p text:style-name="P1"><text:a xlink:type="simple" xlink:href="https://es.wikipedia.org/wiki/Diagnóstico" text:style-name="Internet_20_link" text:visited-style-name="Visited_20_Internet_20_Link">https://es.wikipedia.org/wiki/Diagn%C3%B3stico</text:a></text:p>
      <text:p text:style-name="P1"/>
      <text:p text:style-name="P1"><text:a xlink:type="simple" xlink:href="https://normasapa.com/como-citar-referenciar-videos-de-youtube-o-otra-web-con-normas-apa/" text:style-name="Internet_20_link" text:visited-style-name="Visited_20_Internet_20_Link">https://normasapa.com/como-citar-referenciar-videos-de-youtube-o-otra-web-con-normas-apa/</text:a></text:p>
      <text:p text:style-name="P1"/>
      <text:p text:style-name="P1">ENLACES PYTHON ÚTILES</text:p>
      <text:p text:style-name="P1"/>
      <text:p text:style-name="P1"><text:a xlink:type="simple" xlink:href="https://www.youtube.com/results?search_query=python+aplicacion+cliente+servidor+framework" text:style-name="Internet_20_link" text:visited-style-name="Visited_20_Internet_20_Link">https://www.youtube.com/results?search_query=python+aplicacion+cliente+servidor+framework</text:a></text:p>
      <text:p text:style-name="P1"/>
      <text:p text:style-name="P1"><text:a xlink:type="simple" xlink:href="https://www.youtube.com/watch?v=Afnauxlu5Ps" text:style-name="Internet_20_link" text:visited-style-name="Visited_20_Internet_20_Link">https://www.youtube.com/watch?v=Afnauxlu5Ps</text:a></text:p>
      <text:p text:style-name="P1"/>
      <text:p text:style-name="P1"><text:a xlink:type="simple" xlink:href="https://beeware.org/es/" text:style-name="Internet_20_link" text:visited-style-name="Visited_20_Internet_20_Link">https://beeware.org/es/</text:a></text:p>
      <text:p text:style-name="P1"/>
      <text:p text:style-name="P1"><text:a xlink:type="simple" xlink:href="https://www.youtube.com/watch?v=OCdtihiXxpQ&amp;list=PLQpe1zyko1phY_8XwZOQSdoyKf9nv7kMl&amp;index=18" text:style-name="Internet_20_link" text:visited-style-name="Visited_20_Internet_20_Link">https://www.youtube.com/watch?v=OCdtihiXxpQ&amp;list=PLQpe1zyko1phY_8XwZOQSdoyKf9nv7kMl&amp;index=18</text:a></text:p>
      <text:p text:style-name="P1"/>
      <text:p text:style-name="P1"><text:a xlink:type="simple" xlink:href="https://uniwebsidad.com/libros/python/capitulo-13/python-bajo-apache" text:style-name="Internet_20_link" text:visited-style-name="Visited_20_Internet_20_Link">https://uniwebsidad.com/libros/python/capitulo-13/python-bajo-apache</text:a></text:p>
      <text:p text:style-name="P1"/>
      <text:p text:style-name="P1"><text:a xlink:type="simple" xlink:href="https://code.tutsplus.com/es/tutorials/creating-a-web-app-from-scratch-using-python-flask-and-mysql--cms-22972" text:style-name="Internet_20_link" text:visited-style-name="Visited_20_Internet_20_Link">https://code.tutsplus.com/es/tutorials/creating-a-web-app-from-scratch-using-python-flask-and-mysql--cms-22972</text:a></text:p>
      <text:p text:style-name="P1"/>
      <text:p text:style-name="P1"><text:a xlink:type="simple" xlink:href="https://www.youtube.com/watch?v=bMHK6NDVlCM" text:style-name="Internet_20_link" text:visited-style-name="Visited_20_Internet_20_Link">https://www.youtube.com/watch?v=bMHK6NDVlCM</text:a></text:p>
      <text:p text:style-name="P1"/>
      <text:p text:style-name="P1"><text:a xlink:type="simple" xlink:href="https://www.youtube.com/results?search_query=python+tornado" text:style-name="Internet_20_link" text:visited-style-name="Visited_20_Internet_20_Link">https://www.youtube.com/results?search_query=python+tornado</text:a></text:p>
      <text:p text:style-name="P1"/>
      <text:p text:style-name="P3">CHATBOTS</text:p>
      <text:p text:style-name="P2"/>
      <text:p text:style-name="P1"><text:a xlink:type="simple" xlink:href="https://www.simplifiedpython.net/python-chatbot/" text:style-name="Internet_20_link" text:visited-style-name="Visited_20_Internet_20_Link">https://www.simplifiedpython.net/python-chatbot/</text:a></text:p>
      <text:p text:style-name="P1"/>
      <text:p text:style-name="P1"/>
      <text:p text:style-name="P5">ESPECIFICACIONES ISO</text:p>
      <text:p text:style-name="P5"/>
      <text:p text:style-name="P5"><text:a xlink:type="simple" xlink:href="https://advisera.com/13485academy/free-downloads/" text:style-name="Internet_20_link" text:visited-style-name="Visited_20_Internet_20_Link">https://advisera.com/13485academy/free-downloads/</text:a></text:p>
      <text:p text:style-name="P5"/>
      <text:p text:style-name="P5"><text:a xlink:type="simple" xlink:href="https://www.oqotech.com/blog/informatizacion-de-procesos/requisitos-de-documentacion-en-iso-13485-producto-sanitario/" text:style-name="Internet_20_link" text:visited-style-name="Visited_20_Internet_20_Link">https://www.oqotech.com/blog/informatizacion-de-procesos/requisitos-de-documentacion-en-iso-13485-producto-sanitario/</text:a></text:p>
      <text:p text:style-name="P5"/>
      <text:p text:style-name="P5"><text:a xlink:type="simple" xlink:href="https://www.iso.org/standard/66240.html" text:style-name="Internet_20_link" text:visited-style-name="Visited_20_Internet_20_Link">https://www.iso.org/standard/66240.html</text:a>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erveró Beltrán </meta:initial-creator>
    <meta:creation-date>2019-09-02T17:57:06.139000000</meta:creation-date>
    <dc:date>2019-09-08T12:12:12.604000000</dc:date>
    <dc:creator>Lucas Cerveró Beltrán </dc:creator>
    <meta:editing-duration>PT1H30M31S</meta:editing-duration>
    <meta:editing-cycles>3</meta:editing-cycles>
    <meta:generator>LibreOffice/5.4.1.2$Windows_x86 LibreOffice_project/ea7cb86e6eeb2bf3a5af73a8f7777ac570321527</meta:generator>
    <meta:document-statistic meta:table-count="0" meta:image-count="0" meta:object-count="0" meta:page-count="3" meta:paragraph-count="62" meta:word-count="79" meta:character-count="4002" meta:non-whitespace-character-count="3984"/>
  </office:meta>
</office:document-meta>
</file>